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roman" style:font-pitch="variable"/>
    <style:font-face style:name="Noto Sans CJK HK Black" svg:font-family="'Noto Sans CJK HK Black'"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text-align="start" style:font-independent-line-spacing="true"/>
      <style:text-properties fo:color="#ffffff" loext:opacity="100%" fo:font-size="18pt"/>
    </style:style>
    <style:style style:name="P16"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7" style:family="paragraph">
      <style:paragraph-properties fo:margin-left="0cm" fo:margin-right="0cm" fo:margin-top="0cm" fo:margin-bottom="0cm" fo:line-height="100%" fo:text-align="start" fo:text-indent="0cm"/>
      <style:text-properties fo:color="#ffffff" loext:opacity="100%" fo:font-size="18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19" style:family="paragraph">
      <style:paragraph-properties fo:margin-left="0cm" fo:margin-right="0cm" fo:margin-top="0cm" fo:margin-bottom="0cm" fo:line-height="100%" fo:text-align="start" fo:text-indent="0cm"/>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style:paragraph-properties fo:text-align="start" style:font-independent-line-spacing="true"/>
      <style:text-properties fo:color="#ffff00" loext:opacity="100%" fo:font-size="18pt"/>
    </style:style>
    <style:style style:name="P24" style:family="paragraph">
      <style:paragraph-properties fo:margin-left="0cm" fo:margin-right="0cm" fo:margin-top="0cm" fo:margin-bottom="0cm" fo:line-height="100%" fo:text-align="start" fo:text-indent="0cm"/>
      <style:text-properties fo:color="#ffff00" loext:opacity="100%"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6" style:family="paragraph">
      <style:paragraph-properties fo:margin-left="0cm" fo:margin-right="0cm" fo:margin-top="0cm" fo:margin-bottom="0cm" fo:line-height="100%" fo:text-align="start" fo:text-indent="0cm" loext:tab-stop-distance="1.27cm">
        <style:tab-stops>
          <style:tab-stop style:position="0cm"/>
        </style:tab-stops>
      </style:paragraph-properties>
      <style:text-properties fo:color="#ffff00" loext:opacity="100%"/>
    </style:style>
    <style:style style:name="P27"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text-properties style:font-name="Ubuntu Sans" fo:font-size="24pt" style:font-size-asian="24pt" style:font-size-complex="24pt"/>
    </style:style>
    <style:style style:name="P28"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style:font-name="Ubuntu Sans" fo:font-size="24pt" style:font-size-asian="24pt" style:font-size-complex="24pt"/>
    </style:style>
    <style:style style:name="P2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0"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color="#ffff00" loext:opacity="100%"/>
    </style:style>
    <style:style style:name="T20"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1"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2" style:family="text">
      <style:text-properties fo:font-variant="normal" fo:text-transform="none" fo:color="#ffff00" loext:opacity="100%" style:text-outline="false" style:text-line-through-style="none" style:text-line-through-type="none" style:text-position="0% 100%"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3" style:family="text">
      <style:text-properties fo:font-variant="normal" fo:text-transform="none" fo:color="#ffc000" loext:opacity="100%" style:text-outline="false" style:text-line-through-style="none" style:text-line-through-type="none" style:text-position="0% 100%"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fac2ed" loext:opacity="100%" style:text-outline="false" style:text-line-through-style="none" style:text-line-through-type="none" style:text-position="0% 100%"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5" style:family="text">
      <style:text-properties fo:font-variant="normal" fo:text-transform="none" fo:color="#000000" loext:opacity="100%" style:text-outline="false" style:text-line-through-style="none" style:text-line-through-type="none" style:text-position="0% 100%"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4">manages</text:span><text:span text:style-name="T3"> computer hardware and software resources. It provides common services for computer programs, acting as an </text:span><text:span text:style-name="T4">intermediary</text:span><text:span text:style-name="T3"> between users and the computer hardware </text:span></text:p>
              </text:list-item>
            </text:list>
            <text:p text:style-name="P12"><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Resource</text:span><text:span text:style-name="T3"> Management: Allocates CPU time, memory, and other resources to various programs and processes.</text:span></text:p>
              </text:list-item>
              <text:list-item>
                <text:p text:style-name="P7"><text:span text:style-name="T4">Process </text:span><text:span text:style-name="T3">Management: Starts, stops, and manages processes, ensuring efficient execution.</text:span></text:p>
              </text:list-item>
              <text:list-item>
                <text:p text:style-name="P7"><text:span text:style-name="T4">Memory </text:span><text:span text:style-name="T3">Management: Manages the computer’s primary memory, optimizing its usage.</text:span></text:p>
              </text:list-item>
              <text:list-item>
                <text:p text:style-name="P7"><text:span text:style-name="T4">File </text:span><text:span text:style-name="T3">Management: Organizes and manages files and directories on storage devices.</text:span></text:p>
              </text:list-item>
              <text:list-item>
                <text:p text:style-name="P7"><text:span text:style-name="T4">Security</text:span><text:span text:style-name="T3">: Implements security policies to protect data and resources.</text:span></text:p>
              </text:list-item>
              <text:list-item>
                <text:p text:style-name="P7"><text:span text:style-name="T4">Device</text:span><text:span text:style-name="T3"> Management: Manages input/output devices like printers, keyboards, and displays</text:span></text:p>
              </text:list-item>
            </text:list>
            <text:p text:style-name="P12"><text:span text:style-name="T8"/></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15" draw:layer="layout" svg:width="26.273cm" svg:height="3.543cm" svg:x="2cm" svg:y="3.5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8"/></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6" draw:layer="layout" svg:width="26.273cm" svg:height="3.369cm" svg:x="1.901cm" svg:y="2.631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10"/></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8"/></text:p>
          </draw:text-box>
        </draw:frame>
        <draw:custom-shape draw:style-name="gr4" draw:text-style-name="P18" draw:layer="layout" svg:width="27.044cm" svg:height="1.88cm" svg:x="1.956cm" svg:y="10.62cm">
          <text:p text:style-name="P17"><text:span text:style-name="T11"><text:a xlink:href="https://www.bing.com/videos/search?q=&amp;view=detail&amp;mid=E99625A709B3763B4B79E99625A709B3763B4B79&amp;FORM=VIRE" xlink:type="simple">https://www.bing.com/videos/search?q=&amp;view=detail&amp;mid=E99625A709B3763B4B79E99625A709B3763B4B79&amp;FORM=VIRE</text:a></text:span></text:p>
          <text:p text:style-name="P17"><text:span text:style-name="T11"/></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3">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Procedural</text:span><text:span text:style-name="T3"> Language: C follows a procedural programming paradigm, which means it relies on procedures or routines to perform tasks.</text:span></text:p>
              </text:list-item>
              <text:list-item>
                <text:p text:style-name="P7"><text:span text:style-name="T4">Low-Level Access</text:span><text:span text:style-name="T3">: It provides low-level access to memory through pointers, which allows for efficient manipulation of data.</text:span></text:p>
              </text:list-item>
              <text:list-item>
                <text:p text:style-name="P7"><text:span text:style-name="T4">Portability</text:span><text:span text:style-name="T3">: C code can be compiled and run on various computer architectures with minimal changes.</text:span></text:p>
              </text:list-item>
              <text:list-item>
                <text:p text:style-name="P7"><text:span text:style-name="T4">Rich Library</text:span><text:span text:style-name="T3">: It has a rich set of built-in functions and operators that can be used to write complex programs.</text:span></text:p>
              </text:list-item>
              <text:list-item>
                <text:p text:style-name="P7"><text:span text:style-name="T4">Structured Language</text:span><text:span text:style-name="T3">: It supports structured programming, which helps in organizing and managing code efficiently</text:span></text:p>
              </text:list-item>
            </text:list>
            <text:p text:style-name="P12"><text:span text:style-name="T8"/></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14">control</text:span><text:span text:style-name="T3"> flow constructs such as selection (if/then/else), </text:span><text:span text:style-name="T14">repetition</text:span><text:span text:style-name="T3"> (while and for), </text:span><text:span text:style-name="T14">block</text:span><text:span text:style-name="T3"> structures, and subroutines. This approach helps in organizing code in a way that is easier to understand, maintain, and debug</text:span></text:p>
              </text:list-item>
            </text:list>
          </draw:text-box>
        </draw:frame>
        <draw:custom-shape draw:style-name="gr5" draw:text-style-name="P20" draw:layer="layout" svg:width="13.499cm" svg:height="2.383cm" svg:x="1.5cm" svg:y="15.116cm">
          <text:p text:style-name="P19"><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2.869cm" svg:x="1.901cm" svg:y="3.631cm" presentation:class="outline" presentation:user-transformed="true">
          <draw:text-box>
            <text:list text:style-name="L2">
              <text:list-item>
                <text:p text:style-name="P7"><text:span text:style-name="T3">ASCII (American Standard Code for Information Interchange) is a 7-bit character set that contains </text:span><text:span text:style-name="T3">characters from 0 to 127. </text:span></text:p>
              </text:list-item>
              <text:list-item>
                <text:p text:style-name="P21"><text:span text:style-name="T3">The generic term ANSI (American National Standards Institute) is used for 8-bit character sets. These </text:span><text:span text:style-name="T3">character sets contain the unchanged ASCII character set. In addition, they contain further characters from </text:span><text:span text:style-name="T3">128 to 255, which differ in the various ANSI character sets. There are character sets for western special </text:span><text:span text:style-name="T3">characters and umlauts, and for Arabic, Greek or Cyrillic characters.</text:span></text:p>
              </text:list-item>
            </text:list>
            <text:p text:style-name="P12"><text:span text:style-name="T8"/></text:p>
          </draw:text-box>
        </draw:frame>
        <draw:custom-shape draw:style-name="gr6" draw:text-style-name="P20" draw:layer="layout" svg:width="15.779cm" svg:height="0.961cm" svg:x="3cm" svg:y="17cm">
          <text:p text:style-name="P19"><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2" draw:layer="layout" svg:width="17.088cm" svg:height="0.962cm" svg:x="3.5cm" svg:y="17.174cm">
          <draw:text-box>
            <text:p>https://www.cnblogs.com/embedded-linux/p/10507541.html</text:p>
          </draw:text-box>
        </draw:fram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3" draw:layer="layout" svg:width="30.137cm" svg:height="2.841cm" svg:x="1cm" svg:y="0.277cm" presentation:class="title" presentation:user-transformed="true">
          <draw:text-box>
            <text:p text:style-name="P5"><text:span text:style-name="T1">ASCI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standardization of the C programming language by the </text:span><text:span text:style-name="T4">American National Standards Institute</text:span><text:span text:style-name="T3"> (ANSI) in 1989. This standard was later adopted by the </text:span><text:span text:style-name="T4">International Organization for Standardization</text:span><text:span text:style-name="T3"> (ISO) in 1990, hence it is sometimes also referred to as ISO C</text:span></text:p>
              </text:list-item>
            </text:list>
            <text:p text:style-name="P12"><text:span text:style-name="T8"/></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 </text:span><text:span text:style-name="T16">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4">Source code:</text:span><text:span text:style-name="T18"> <text:s/></text:span><text:span text:style-name="T3">A simply code is any </text:span><text:span text:style-name="T4">collection</text:span><text:span text:style-name="T3"> of text, written using a human-readable programming language, usually as plain text</text:span></text:p>
              </text:list-item>
            </text:list>
            <text:p text:style-name="P12"><text:span text:style-name="T7"/></text:p>
          </draw:text-box>
        </draw:frame>
        <draw:custom-shape draw:style-name="gr8" draw:text-style-name="P25" draw:layer="layout" svg:width="22.323cm" svg:height="2.383cm" svg:x="2cm" svg:y="15.5cm">
          <text:p text:style-name="P24"><text:span text:style-name="T15">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6" draw:layer="layout" svg:width="30.137cm" svg:height="2.841cm" svg:x="1.232cm" svg:y="0.277cm" presentation:class="title" presentation:user-transformed="true">
          <draw:text-box>
            <text:p>Eclipse</text:p>
          </draw:text-box>
        </draw:frame>
        <draw:frame draw:name="PlaceHolder 2" presentation:style-name="pr6" draw:text-style-name="P6" draw:layer="layout" svg:width="26.273cm" svg:height="13.543cm" svg:x="1.901cm" svg:y="3.631cm" presentation:class="outline" presentation:user-transformed="true">
          <draw:text-box>
            <text:list text:style-name="L4">
              <text:list-item>
                <text:p>Eclipse is a popular integrated development environment (<text:span text:style-name="T19">IDE</text:span>) primarily used for Java development, but it also supports other programming languages through plugins. It is an open-source platform that provides a wide range of tools for software development, including code editing, debugging, and testing</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6" draw:layer="layout" svg:width="30.137cm" svg:height="2.841cm" svg:x="1.232cm" svg:y="0.277cm" presentation:class="title" presentation:user-transformed="true">
          <draw:text-box>
            <text:p>Eclipse (II)</text:p>
          </draw:text-box>
        </draw:frame>
        <draw:frame draw:name="PlaceHolder 6" presentation:style-name="pr6" draw:text-style-name="P6" draw:layer="layout" svg:width="26.273cm" svg:height="13.543cm" svg:x="1.901cm" svg:y="3.631cm" presentation:class="outline" presentation:user-transformed="true">
          <draw:text-box>
            <text:list text:style-name="L4">
              <text:list-item>
                <text:p><text:span text:style-name="T19">Extensibility</text:span>: Eclipse has a modular architecture that allows developers to extend its functionality with plugins.</text:p>
              </text:list-item>
              <text:list-item>
                <text:p>Support for <text:span text:style-name="T19">Multiple Languages</text:span>: While it is best known for Java, Eclipse also supports C/C++, Python, PHP, and more through various plugins.</text:p>
              </text:list-item>
              <text:list-item>
                <text:p>Rich Ecosystem: It includes a vast array of tools for different aspects of software development, such as version control, build automation, and project management.</text:p>
              </text:list-item>
              <text:list-item>
                <text:p>Community and Resources: Eclipse has a large community of users and contributors, providing extensive documentation, tutorials, and forums for suppor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3" presentation:style-name="pr3" draw:text-style-name="P6" draw:layer="layout" svg:width="30.137cm" svg:height="2.841cm" svg:x="1.232cm" svg:y="0.277cm" presentation:class="title" presentation:user-transformed="true">
          <draw:text-box>
            <text:p text:style-name="P5"><text:span text:style-name="T20"><text:a xlink:href="https://en.wikipedia.org/wiki/Dev-C++" xlink:type="simple">Dev-C++</text:a></text:span></text:p>
          </draw:text-box>
        </draw:frame>
        <draw:frame draw:name="PlaceHolder 4" presentation:style-name="pr6" draw:text-style-name="P15" draw:layer="layout" svg:width="26.273cm" svg:height="13.543cm" svg:x="1.901cm" svg:y="3.631cm" presentation:class="outline" presentation:user-transformed="true">
          <draw:text-box>
            <text:list text:style-name="L2">
              <text:list-item>
                <text:p text:style-name="P7"><text:span text:style-name="T3">Dev-C++ is a free full-featured integrated development environment (IDE) distributed under the GNU General Public License for programming in C and C++. </text:span></text:p>
              </text:list-item>
              <text:list-item>
                <text:p text:style-name="P7"><text:span text:style-name="T3">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23" draw:layer="layout" svg:width="30.137cm" svg:height="2.841cm" svg:x="1.232cm" svg:y="0.277cm" presentation:class="title" presentation:user-transformed="true">
          <draw:text-box>
            <text:p text:style-name="P26"><text:span text:style-name="T1">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1"><text:span text:style-name="T3">#</text:span><text:span text:style-name="T4">include</text:span><text:span text:style-name="T18"> </text:span><text:span text:style-name="T3">&lt;stdio.h&gt;</text:span></text:p>
            <text:p text:style-name="P21"><text:span text:style-name="T3">int main() {</text:span></text:p>
            <text:p text:style-name="P21"><text:span text:style-name="T18"><text:tab/></text:span><text:span text:style-name="T18">// </text:span><text:span text:style-name="T4">var declarations</text:span></text:p>
            <text:p text:style-name="P21"><text:span text:style-name="T18"><text:tab/></text:span><text:span text:style-name="T18">// </text:span><text:span text:style-name="T4">execute commands</text:span></text:p>
            <text:p text:style-name="P21"><text:span text:style-name="T18"><text:s text:c="5"/></text:span><text:span text:style-name="T3">// printf() displays the string inside quotation</text:span></text:p>
            <text:p text:style-name="P21"><text:span text:style-name="T3"><text:s text:c="3"/></text:span><text:span text:style-name="T3">printf("Hello, World!");</text:span></text:p>
            <text:p text:style-name="P21"><text:span text:style-name="T3"><text:s text:c="3"/></text:span><text:span text:style-name="T3">return 0;</text:span></text:p>
            <text:p text:style-name="P21"><text:span text:style-name="T3">}</text:span></text:p>
            <text:p text:style-name="P21"><text:span text:style-name="T3">void functionName(){</text:span><text:span text:style-name="T3"><text:line-break/></text:span><text:span text:style-name="T3">}</text:span></text:p>
            <text:p text:style-name="P21"><text:span text:style-name="T21"/></text:p>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02</text:span></text:p>
          </draw:text-box>
        </draw:frame>
        <draw:frame draw:name="PlaceHolder 2" presentation:style-name="pr6" draw:text-style-name="P28" draw:layer="layout" svg:width="30.469cm" svg:height="14.871cm" svg:x="1.531cm" svg:y="3cm" presentation:class="outline" presentation:user-transformed="true">
          <draw:text-box>
            <text:p text:style-name="P27"><text:span text:style-name="T22">#include &lt;stdio.h&gt;</text:span></text:p>
            <text:p text:style-name="P27"><text:span text:style-name="T22">#include &lt;stdlib.h&gt;</text:span></text:p>
            <text:p text:style-name="P27"><text:span text:style-name="T22">int main() { <text:s text:c="3"/></text:span></text:p>
            <text:p text:style-name="P27"><text:span text:style-name="T23"><text:s text:c="4"/></text:span><text:span text:style-name="T23">int number1, number2, result=0;</text:span></text:p>
            <text:p text:style-name="P27"><text:span text:style-name="T23"><text:s text:c="4"/></text:span><text:span text:style-name="T23">char op;</text:span></text:p>
            <text:p text:style-name="P27"><text:span text:style-name="T24"><text:s text:c="4"/></text:span><text:span text:style-name="T24">printf("Enter two integers: \n"); scanf("%d%d", &amp;number1, &amp;number2);</text:span></text:p>
            <text:p text:style-name="P27"><text:span text:style-name="T24"><text:s text:c="4"/></text:span><text:span text:style-name="T24">printf("Enter one of following operators: +, -, *, / --&gt; \n"); fflush(stdin);</text:span><text:span text:style-name="T24"><text:tab/></text:span><text:span text:style-name="T24">scanf("%c", &amp;op);</text:span></text:p>
            <text:p text:style-name="P27"><text:span text:style-name="T24"><text:s text:c="4"/></text:span><text:span text:style-name="T24">switch(op){</text:span></text:p>
            <text:p text:style-name="P27"><text:span text:style-name="T24"><text:s text:c="8"/></text:span><text:span text:style-name="T24">case '+': result = number1 + number2; <text:s/>break;</text:span></text:p>
            <text:p text:style-name="P27"><text:span text:style-name="T24"><text:s text:c="8"/></text:span><text:span text:style-name="T24">case '-': result = number1 - number2; <text:s/>break;</text:span></text:p>
            <text:p text:style-name="P27"><text:span text:style-name="T24"><text:s text:c="8"/></text:span><text:span text:style-name="T24">case '*': result = number1 * number2; <text:s/>break;</text:span></text:p>
            <text:p text:style-name="P27"><text:span text:style-name="T24"><text:s text:c="8"/></text:span><text:span text:style-name="T24">case '/': result = number1 / number2; <text:s/>break;</text:span></text:p>
            <text:p text:style-name="P27"><text:span text:style-name="T24"><text:s text:c="4"/></text:span><text:span text:style-name="T24">}</text:span></text:p>
            <text:p text:style-name="P27"><text:span text:style-name="T24"><text:s text:c="3"/></text:span><text:span text:style-name="T24">printf("\n The result = %d", result);</text:span></text:p>
            <text:p text:style-name="P27"><text:span text:style-name="T25"><text:s text:c="2"/></text:span><text:span text:style-name="T22"><text:s/></text:span><text:span text:style-name="T22">return 0;</text:span></text:p>
            <text:p text:style-name="P27"><text:span text:style-name="T22">}</text:span></text:p>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23" draw:layer="layout" svg:width="30.137cm" svg:height="2.841cm" svg:x="1.232cm" svg:y="0.277cm" presentation:class="title" presentation:user-transformed="true">
          <draw:text-box>
            <text:p text:style-name="P26"><text:span text:style-name="T1">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3</text:span></text:p>
          </draw:text-box>
        </draw:frame>
        <draw:frame draw:name="PlaceHolder 2" presentation:style-name="pr6" draw:text-style-name="P29" draw:layer="layout" svg:width="26.273cm" svg:height="13.543cm" svg:x="1.901cm" svg:y="3.529cm" presentation:class="outline" presentation:user-transformed="true">
          <draw:text-box>
            <text:p text:style-name="P21"><text:span text:style-name="T26">#include &lt;stdio.h&gt;</text:span></text:p>
            <text:p text:style-name="P21"><text:span text:style-name="T26">int main() { <text:s text:c="3"/></text:span></text:p>
            <text:p text:style-name="P21"><text:span text:style-name="T27"/></text:p>
            <text:p text:style-name="P21"><text:span text:style-name="T26"><text:s text:c="4"/></text:span><text:span text:style-name="T26">int number1, number2, sum;</text:span></text:p>
            <text:p text:style-name="P21"><text:span text:style-name="T26"><text:s text:c="4"/></text:span></text:p>
            <text:p text:style-name="P21"><text:span text:style-name="T26"><text:s text:c="4"/></text:span><text:span text:style-name="T26">printf("Enter two integers: ");</text:span></text:p>
            <text:p text:style-name="P21"><text:span text:style-name="T26"><text:s text:c="4"/></text:span><text:span text:style-name="T26">scanf("%d %d", &amp;number1, &amp;number2);</text:span></text:p>
            <text:p text:style-name="P21"><text:span text:style-name="T27"/></text:p>
            <text:p text:style-name="P21"><text:span text:style-name="T26"><text:s text:c="4"/></text:span><text:span text:style-name="T26">// calculate the sum</text:span></text:p>
            <text:p text:style-name="P21"><text:span text:style-name="T26"><text:s text:c="4"/></text:span><text:span text:style-name="T26">sum = number1 + number2; <text:s text:c="5"/></text:span></text:p>
            <text:p text:style-name="P21"><text:span text:style-name="T26"><text:s text:c="4"/></text:span></text:p>
            <text:p text:style-name="P21"><text:span text:style-name="T26"><text:s text:c="4"/></text:span><text:span text:style-name="T26">printf("%d + %d = %d", number1, number2, sum);</text:span></text:p>
            <text:p text:style-name="P21"><text:span text:style-name="T26"><text:s text:c="4"/></text:span><text:span text:style-name="T26">return 0;</text:span></text:p>
            <text:p text:style-name="P21"><text:span text:style-name="T26">}</text:span></text:p>
            <text:p text:style-name="P21"><text:span text:style-name="T21"/></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30"><text:span text:style-name="T28">Q and A</text:span></text:p>
          </draw:text-box>
        </draw:frame>
        <presentation:notes draw:style-name="dp2">
          <draw:page-thumbnail draw:style-name="gr2" draw:layer="layout" svg:width="19.798cm" svg:height="11.136cm" svg:x="0.6cm" svg:y="2.257cm" draw:page-number="20"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roman" style:font-pitch="variable"/>
    <style:font-face style:name="Noto Sans CJK HK Black" svg:font-family="'Noto Sans CJK HK Black'"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none" draw:auto-grow-height="false" draw:fit-to-size="false" style:shrink-to-fit="true">
        <text:list-style style:name="比對-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19T08:44:35.603997686</dc:date>
    <meta:editing-cycles>264</meta:editing-cycles>
    <dc:title>架設網頁</dc:title>
    <meta:editing-duration>P2DT4H52M47S</meta:editing-duration>
    <meta:generator>LibreOffice/24.2.5.2$Linux_X86_64 LibreOffice_project/420$Build-2</meta:generator>
    <meta:document-statistic meta:object-count="389"/>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